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text-properties officeooo:rsid="000c7eb7" officeooo:paragraph-rsid="000c7eb7"/>
    </style:style>
    <style:style style:name="P2" style:family="paragraph" style:parent-style-name="Standard">
      <style:text-properties officeooo:rsid="000c7eb7" officeooo:paragraph-rsid="000d78d5"/>
    </style:style>
    <style:style style:name="P3" style:family="paragraph" style:parent-style-name="Standard">
      <style:text-properties officeooo:rsid="000c7eb7" officeooo:paragraph-rsid="0014cad8"/>
    </style:style>
    <style:style style:name="P4" style:family="paragraph" style:parent-style-name="Standard">
      <style:text-properties officeooo:rsid="000d78d5" officeooo:paragraph-rsid="000d78d5"/>
    </style:style>
    <style:style style:name="P5" style:family="paragraph" style:parent-style-name="Standard">
      <style:text-properties officeooo:rsid="0011883e" officeooo:paragraph-rsid="0011883e"/>
    </style:style>
    <style:style style:name="P6" style:family="paragraph" style:parent-style-name="Standard">
      <style:text-properties officeooo:rsid="0014cad8" officeooo:paragraph-rsid="0014cad8"/>
    </style:style>
    <style:style style:name="P7" style:family="paragraph" style:parent-style-name="Standard" style:master-page-name="MP0">
      <style:paragraph-properties style:page-number="auto" fo:break-before="page"/>
    </style:style>
    <style:style style:name="T1" style:family="text">
      <style:text-properties officeooo:rsid="000c7eb7"/>
    </style:style>
    <style:style style:name="T2" style:family="text">
      <style:text-properties officeooo:rsid="000d78d5"/>
    </style:style>
    <style:style style:name="T3" style:family="text">
      <style:text-properties officeooo:rsid="000e7ac8"/>
    </style:style>
    <style:style style:name="T4" style:family="text">
      <style:text-properties officeooo:rsid="00115ae0"/>
    </style:style>
    <style:style style:name="T5" style:family="text">
      <style:text-properties officeooo:rsid="0014cad8"/>
    </style:style>
    <style:style style:name="T6" style:family="text">
      <style:text-properties officeooo:rsid="0014d057"/>
    </style:style>
    <style:style style:name="T7" style:family="text">
      <style:text-properties officeooo:rsid="0019f9f4"/>
    </style:style>
    <style:style style:name="T8" style:family="text">
      <style:text-properties officeooo:rsid="001cf152"/>
    </style:style>
    <style:style style:name="T9" style:family="text">
      <style:text-properties officeooo:rsid="001db0ca"/>
    </style:style>
    <style:style style:name="T10" style:family="text">
      <style:text-properties officeooo:rsid="00202a1a"/>
    </style:style>
    <style:style style:name="T11" style:family="text">
      <style:text-properties officeooo:rsid="002217b7"/>
    </style:style>
    <style:style style:name="T12" style:family="text">
      <style:text-properties officeooo:rsid="00237253"/>
    </style:style>
    <style:style style:name="T13" style:family="text">
      <style:text-properties officeooo:rsid="002389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LAN PROJET TUT: L'aide des logiciels de Musique Assisté par Ordinateur dans la conception musicale</text:p>
      <text:p text:style-name="Standard"/>
      <text:p text:style-name="Standard">Les principes de fonctionnement des logiciels MAO, ainsi que les différents types de logiciels et leurs applications. En partie éco/droit, une explication des licences sur certains logiciels, avec l'ajout des packs de samples achetables, et les droits figurant sur les logiciels et les produits qu'ils servent à développer.</text:p>
      <text:p text:style-name="Standard"/>
      <text:p text:style-name="Standard">Introduction: Définition et présentation du sujet</text:p>
      <text:p text:style-name="Standard"/>
      <text:p text:style-name="Standard">I. Les différents types de MAO</text:p>
      <text:p text:style-name="Standard"><text:tab/>- <text:span text:style-name="T7">les séquenceurs : </text:span><text:span text:style-name="T9">développés avec la norme MIDI, permettent de créer et d’automatiser le jeu, Peuvent s’agrémenter d’effets audios, nuances, modifications de tempos. Ils peuvent aussi gérer toutes sortes d’appareils, genre table de mixage numérique, rampe pyrotechnique.</text:span></text:p>
      <text:p text:style-name="Standard"><text:tab/>- <text:span text:style-name="T7">les instruments de musique virtuel : </text:span><text:span text:style-name="T10">clavier, basse, batterie… à peu près tous les instruments connus sont enregistrés et digitalisés, de sorte à ce que l’on puisse en jouer via un logiciel. </text:span><text:span text:style-name="T12">Peut se trouver sous forme de launchpad, avec séquenceur intégré pour pouvoir choisir les notes, instruments effets etc etc</text:span></text:p>
      <text:p text:style-name="Standard"><text:tab/>- <text:span text:style-name="T7">les trackers </text:span><text:span text:style-name="T12">sont utilisés le plus souvent pour faire de l’accompagnement musical en solo ou en groupes. Ressemble beaucoup à un looper, mais avec des samples (beaucoup moins diversifié que les séquenceurs d’aujourd’hui qui peuvent faire la meme chose)</text:span><text:span text:style-name="T11">(exemple Renoise)</text:span></text:p>
      <text:p text:style-name="Standard"><text:tab/>- <text:span text:style-name="T7">les logiciels de notation musicale, </text:span><text:span text:style-name="T12">logiciels permettant de noter les partitions d’un instrument ou d’une musique complète.</text:span></text:p>
      <text:p text:style-name="Standard"><text:tab/>- <text:span text:style-name="T7">les synthétiseurs logiciels </text:span><text:span text:style-name="T13">(plug-in d’effet)</text:span><text:span text:style-name="T7">, </text:span><text:span text:style-name="T13">fonctionnent en modifiant une fréquence de base d’un instrument, utilisation assez complexe car on peut tout règler</text:span></text:p>
      <text:p text:style-name="Standard"><text:tab/>- <text:span text:style-name="T7">les outils éducatifs, </text:span><text:span text:style-name="T13">logiciels pour apprendre en solo un instrument. Logiciels spécialisés dans un instrument ou non</text:span></text:p>
      <text:p text:style-name="Standard"/>
      <text:p text:style-name="Standard"/>
      <text:p text:style-name="Standard">II. <text:span text:style-name="T1">L</text:span>e fonctionnement des MAO</text:p>
      <text:p text:style-name="Standard"/>
      <text:p text:style-name="Standard">III. Licences, packs de samples et droits.</text:p>
      <text:p text:style-name="Standard">Conclusion</text:p>
      <text:p text:style-name="Standard"/>
      <text:p text:style-name="Standard">Sondage pas trop long + analyse </text:p>
      <text:p text:style-name="P1">Dans l’intro/présentation du sujet?</text:p>
      <text:p text:style-name="P1"/>
      <text:p text:style-name="P4">But: </text:p>
      <text:p text:style-name="P4">- Avis des gens sur les MAO (Accessibilité, Utilité)</text:p>
      <text:p text:style-name="P4"/>
      <text:p text:style-name="P1">Questions:</text:p>
      <text:p text:style-name="P5"/>
      <text:p text:style-name="P5">- <text:span text:style-name="T5">A quel département appartenez-vous?</text:span></text:p>
      <text:p text:style-name="P5"/>
      <text:p text:style-name="P2">- <text:span text:style-name="T2">Que pensez vous des</text:span> logiciels de MAO (Musique assistée par Ordinateur)</text:p>
      <text:p text:style-name="P2"><text:tab/><text:tab/>- <text:span text:style-name="T2">Utile</text:span></text:p>
      <text:p text:style-name="P2"><text:tab/><text:tab/>- <text:span text:style-name="T2">Inutile</text:span></text:p>
      <text:p text:style-name="P2"><text:tab/><text:tab/>- <text:span text:style-name="T2">Compliqué</text:span></text:p>
      <text:p text:style-name="P3"><text:tab/><text:tab/>- <text:span text:style-name="T4">Aucun avis</text:span></text:p>
      <text:p text:style-name="P3"><text:tab/><text:tab/>- <text:span text:style-name="T4">Je ne sais pas ce que c’est</text:span></text:p>
      <text:p text:style-name="P6"/>
      <text:p text:style-name="P6">- Que pensez vous du prix des logiciels de MAO</text:p>
      <text:p text:style-name="P2"><text:soft-page-break/><text:tab/><text:tab/>- <text:span text:style-name="T2">Accessible (prix)</text:span></text:p>
      <text:p text:style-name="P4"><text:tab/><text:tab/>- cher</text:p>
      <text:p text:style-name="P2"><text:tab/><text:tab/>- <text:span text:style-name="T2">BEAUCOUP trop cher</text:span></text:p>
      <text:p text:style-name="P2"><text:tab/><text:tab/>- <text:span text:style-name="T4">Je ne sais pas ce que c’est</text:span></text:p>
      <text:p text:style-name="P1"/>
      <text:p text:style-name="P1">- Composez-vous de la musique?</text:p>
      <text:p text:style-name="P1"><text:tab/>- Si non fin sondage</text:p>
      <text:p text:style-name="P2"/>
      <text:p text:style-name="P2">- <text:span text:style-name="T6">Quel(s) genre(s)</text:span></text:p>
      <text:p text:style-name="P2"><text:tab/>- <text:span text:style-name="T6">liste de différents genres</text:span></text:p>
      <text:p text:style-name="P2"/>
      <text:p text:style-name="P2"/>
      <text:p text:style-name="P2">- Utilisez-vous des logiciels de MAO (Musique assistée par Ordinateur)</text:p>
      <text:p text:style-name="P2"><text:tab/><text:tab/>- Si non, fin sondage</text:p>
      <text:p text:style-name="P2"><text:tab/><text:tab/>- Si oui, lesquels: + liste</text:p>
      <text:p text:style-name="P2"/>
      <text:p text:style-name="P2">- <text:span text:style-name="T8">Connaissez vous ce qu’est un logiciel de Musique Assistée par Ordinateur ?</text:span></text:p>
      <text:p text:style-name="P2"><text:tab/><text:tab/>- <text:span text:style-name="T8">Si oui, suite du sondage</text:span></text:p>
      <text:p text:style-name="P2"><text:tab/><text:tab/>- <text:span text:style-name="T8">Si non, fin sondage</text:span></text:p>
      <text:p text:style-name="P2"/>
      <text:p text:style-name="P2"/>
      <text:p text:style-name="P2">- <text:span text:style-name="T2">Que pensez vous des cracks d</text:span><text:span text:style-name="T5">ans le cas des logiciels de MAO </text:span><text:span text:style-name="T2">(pas d’inquiétudes c’est anonyme)</text:span></text:p>
      <text:p text:style-name="P4"><text:tab/>- Totalement illégal, je refuse d’en utiliser</text:p>
      <text:p text:style-name="P2"><text:tab/>- <text:span text:style-name="T3">A éviter mais dans le cas des logiciels des MAO dû au prix conséquent, je pourrais en <text:tab/>utiliser</text:span></text:p>
      <text:p text:style-name="P2"><text:tab/>- <text:span text:style-name="T3">Les cracks c’est trop bi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creation-date>2020-10-01T09:09:00Z</meta:creation-date>
    <dc:date>2020-10-16T16:03:26.073000000</dc:date>
    <meta:editing-cycles>17</meta:editing-cycles>
    <meta:editing-duration>PT46M</meta:editing-duration>
    <meta:document-statistic meta:table-count="0" meta:image-count="0" meta:object-count="0" meta:page-count="2" meta:paragraph-count="44" meta:word-count="472" meta:character-count="2919" meta:non-whitespace-character-count="2451"/>
    <meta:template xlink:type="simple" xlink:actuate="onRequest" xlink:title="" xlink:href="Normal.dotm"/>
  </office:meta>
</office:document-meta>
</file>